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2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23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22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21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20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9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8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7-03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6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5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4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3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2-03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1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3864" calcext:value-type="float">
            <text:p>83.4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2872" calcext:value-type="float">
            <text:p>81.6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8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7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7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202101223001</text:p>
          </table:table-cell>
          <table:table-cell office:value-type="string" calcext:value-type="string">
            <text:p>197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